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utura LT Pro Book" svg:font-family="'Futura LT Pro Book'" style:font-pitch="variable"/>
    <style:font-face style:name="Futura Std" svg:font-family="'Futura Std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utura Std" fo:font-size="14pt" fo:font-weight="normal" officeooo:rsid="001776a0" officeooo:paragraph-rsid="000cb70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Futura Std" fo:font-size="14pt" style:text-underline-style="none" fo:font-weight="normal" officeooo:rsid="000dbe8d" officeooo:paragraph-rsid="000dbe8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utura Std" fo:font-size="14pt" style:text-underline-style="none" fo:font-weight="normal" officeooo:rsid="000f0909" officeooo:paragraph-rsid="000f090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09714" officeooo:paragraph-rsid="0010971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31981" officeooo:paragraph-rsid="0015afd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33a2ee" officeooo:paragraph-rsid="001a8f1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cc080" officeooo:paragraph-rsid="001c4ac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e3d6e" officeooo:paragraph-rsid="001e3d6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2a796" officeooo:paragraph-rsid="0022a79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538b2" officeooo:paragraph-rsid="002538b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utura Std" fo:font-size="14pt" style:text-underline-style="none" fo:font-weight="normal" officeooo:rsid="000dbe8d" officeooo:paragraph-rsid="000dbe8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a8f18" officeooo:paragraph-rsid="001a8f1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Futura Std" fo:font-size="16pt" style:text-underline-style="solid" style:text-underline-width="auto" style:text-underline-color="font-color" fo:font-weight="normal" officeooo:rsid="00231981" officeooo:paragraph-rsid="001457d9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776a0" officeooo:paragraph-rsid="000cb70e"/>
    </style:style>
    <style:style style:name="P15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17015f" officeooo:paragraph-rsid="0017015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c4ac7"/>
    </style:style>
    <style:style style:name="P17" style:family="paragraph" style:parent-style-name="Standard">
      <style:paragraph-properties fo:line-height="115%" fo:text-align="start" style:justify-single-word="false"/>
      <style:text-properties officeooo:rsid="000f0909" officeooo:paragraph-rsid="000f0909"/>
    </style:style>
    <style:style style:name="P18" style:family="paragraph" style:parent-style-name="Standard">
      <style:paragraph-properties fo:line-height="115%" fo:text-align="start" style:justify-single-word="false"/>
      <style:text-properties officeooo:paragraph-rsid="00120a21"/>
    </style:style>
    <style:style style:name="P19" style:family="paragraph" style:parent-style-name="Standard">
      <style:paragraph-properties fo:line-height="115%" fo:text-align="start" style:justify-single-word="false"/>
      <style:text-properties officeooo:paragraph-rsid="001457d9"/>
    </style:style>
    <style:style style:name="P20" style:family="paragraph" style:parent-style-name="Standard">
      <style:paragraph-properties fo:line-height="115%" fo:text-align="start" style:justify-single-word="false"/>
      <style:text-properties officeooo:paragraph-rsid="0015afd5"/>
    </style:style>
    <style:style style:name="P21" style:family="paragraph" style:parent-style-name="Standard">
      <style:paragraph-properties fo:line-height="115%" fo:text-align="start" style:justify-single-word="false"/>
      <style:text-properties officeooo:paragraph-rsid="001a8f18"/>
    </style:style>
    <style:style style:name="P22" style:family="paragraph" style:parent-style-name="Standard">
      <style:paragraph-properties fo:line-height="115%" fo:text-align="start" style:justify-single-word="false"/>
      <style:text-properties officeooo:paragraph-rsid="001e3d6e"/>
    </style:style>
    <style:style style:name="P23" style:family="paragraph" style:parent-style-name="Standard">
      <style:paragraph-properties fo:line-height="115%" fo:text-align="start" style:justify-single-word="false"/>
      <style:text-properties officeooo:paragraph-rsid="0022a796"/>
    </style:style>
    <style:style style:name="P24" style:family="paragraph" style:parent-style-name="Standard">
      <style:paragraph-properties fo:line-height="115%" fo:text-align="start" style:justify-single-word="false"/>
      <style:text-properties officeooo:paragraph-rsid="002acb5a"/>
    </style:style>
    <style:style style:name="P25" style:family="paragraph" style:parent-style-name="Standard">
      <style:paragraph-properties fo:line-height="115%" fo:text-align="start" style:justify-single-word="false"/>
      <style:text-properties officeooo:rsid="002538b2" officeooo:paragraph-rsid="002538b2"/>
    </style:style>
    <style:style style:name="P2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Futura LT Pro Book" fo:font-size="18pt" fo:font-weight="normal" officeooo:rsid="001776a0" officeooo:paragraph-rsid="000cb70e" style:font-size-asian="18pt" style:font-weight-asian="normal" style:font-size-complex="18pt" style:font-weight-complex="normal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officeooo:paragraph-rsid="000f0909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officeooo:paragraph-rsid="0015afd5"/>
    </style:style>
    <style:style style:name="P29" style:family="paragraph" style:parent-style-name="Standard" style:list-style-name="L4">
      <style:paragraph-properties fo:line-height="115%" fo:text-align="start" style:justify-single-word="false"/>
      <style:text-properties officeooo:paragraph-rsid="00286e75"/>
    </style:style>
    <style:style style:name="P30" style:family="paragraph" style:parent-style-name="Standard" style:list-style-name="L5">
      <style:paragraph-properties fo:line-height="115%" fo:text-align="start" style:justify-single-word="false"/>
      <style:text-properties officeooo:paragraph-rsid="002bc20f"/>
    </style:style>
    <style:style style:name="P31" style:family="paragraph" style:parent-style-name="Standard">
      <style:paragraph-properties fo:line-height="115%" fo:text-align="start" style:justify-single-word="false"/>
      <style:text-properties officeooo:paragraph-rsid="002f0aae"/>
    </style:style>
    <style:style style:name="P32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0f0909" officeooo:paragraph-rsid="000f0909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style:font-name="Futura Std" fo:font-size="14pt" style:text-underline-style="none" fo:font-weight="normal" officeooo:rsid="0021515b" officeooo:paragraph-rsid="000f0909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line-height="115%" fo:text-align="start" style:justify-single-word="false"/>
      <style:text-properties style:font-name="Futura Std" fo:font-size="14pt" style:text-underline-style="none" fo:font-weight="normal" officeooo:rsid="00109714" officeooo:paragraph-rsid="0010971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7015f" officeooo:paragraph-rsid="0017015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7258c" officeooo:paragraph-rsid="0017258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90227" officeooo:paragraph-rsid="001a8f18" style:font-size-asian="12.25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line-height="115%" fo:text-align="start" style:justify-single-word="false"/>
      <style:text-properties style:font-name="Futura Std" fo:font-size="14pt" style:text-underline-style="none" fo:font-weight="normal" officeooo:rsid="002e493c" officeooo:paragraph-rsid="001a8f18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line-height="115%" fo:text-align="start" style:justify-single-word="false"/>
      <style:text-properties style:font-name="Futura Std" fo:font-size="14pt" style:text-underline-style="none" fo:font-weight="normal" officeooo:rsid="002f1ef5" officeooo:paragraph-rsid="001a8f18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43178" officeooo:paragraph-rsid="0024317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538b2" officeooo:paragraph-rsid="002538b2" style:font-size-asian="12.25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Futura Std" fo:font-size="14pt" style:text-underline-style="none" fo:font-weight="normal" officeooo:rsid="002538b2" officeooo:paragraph-rsid="002538b2" style:font-size-asian="12.25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line-height="115%" fo:text-align="start" style:justify-single-word="false"/>
      <style:text-properties style:font-name="Futura Std" fo:font-size="14pt" style:text-underline-style="none" fo:font-weight="normal" officeooo:rsid="0027a464" officeooo:paragraph-rsid="0027a464" style:font-size-asian="12.25pt" style:font-weight-asian="normal" style:font-size-complex="14pt" style:font-weight-complex="normal"/>
    </style:style>
    <style:style style:name="P44" style:family="paragraph" style:parent-style-name="Standard" style:list-style-name="L4">
      <style:paragraph-properties fo:line-height="115%" fo:text-align="start" style:justify-single-word="false"/>
      <style:text-properties style:font-name="Futura Std" fo:font-size="14pt" style:text-underline-style="none" fo:font-weight="normal" officeooo:rsid="0028c95f" officeooo:paragraph-rsid="0028c95f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8c95f" officeooo:paragraph-rsid="0028c95f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a3137" officeooo:paragraph-rsid="002a3137" style:font-size-asian="12.25pt" style:font-weight-asian="normal" style:font-size-complex="14pt" style:font-weight-complex="normal"/>
    </style:style>
    <style:style style:name="P47" style:family="paragraph" style:parent-style-name="Standard" style:list-style-name="L5">
      <style:paragraph-properties fo:line-height="115%" fo:text-align="start" style:justify-single-word="false"/>
      <style:text-properties style:font-name="Futura Std" fo:font-size="14pt" style:text-underline-style="none" fo:font-weight="normal" officeooo:rsid="002d3225" officeooo:paragraph-rsid="002d3225" style:font-size-asian="12.25pt" style:font-weight-asian="normal" style:font-size-complex="14pt" style:font-weight-complex="normal"/>
    </style:style>
    <style:style style:name="P48" style:family="paragraph" style:parent-style-name="Standard" style:list-style-name="L5">
      <style:paragraph-properties fo:line-height="115%" fo:text-align="start" style:justify-single-word="false"/>
      <style:text-properties style:font-name="Futura Std" fo:font-size="14pt" style:text-underline-style="none" fo:font-weight="normal" officeooo:rsid="002f0aae" officeooo:paragraph-rsid="002f0aae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f0aae" officeooo:paragraph-rsid="002f0aae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acb5a" officeooo:paragraph-rsid="002acb5a" style:font-size-asian="12.25pt" style:font-weight-asian="normal" style:font-size-complex="14pt" style:font-weight-complex="normal"/>
    </style:style>
    <style:style style:name="P51" style:family="paragraph" style:parent-style-name="Standard" style:list-style-name="L4">
      <style:paragraph-properties fo:line-height="115%" fo:text-align="start" style:justify-single-word="false"/>
      <style:text-properties officeooo:rsid="0028c95f" officeooo:paragraph-rsid="0028c95f"/>
    </style:style>
    <style:style style:name="P52" style:family="paragraph" style:parent-style-name="Standard" style:list-style-name="L5">
      <style:paragraph-properties fo:line-height="115%" fo:text-align="start" style:justify-single-word="false"/>
      <style:text-properties officeooo:rsid="002d3225" officeooo:paragraph-rsid="002d3225"/>
    </style:style>
    <style:style style:name="P53" style:family="paragraph" style:parent-style-name="Standard">
      <style:paragraph-properties fo:line-height="115%" fo:text-align="start" style:justify-single-word="false"/>
      <style:text-properties officeooo:rsid="003080fa" officeooo:paragraph-rsid="003080fa"/>
    </style:style>
    <style:style style:name="T1" style:family="text">
      <style:text-properties style:font-name="Futura Std"/>
    </style:style>
    <style:style style:name="T2" style:family="text">
      <style:text-properties style:font-name="Futura Std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Futura Std" fo:font-size="14pt" fo:font-weight="normal" officeooo:rsid="0019d695" style:font-size-asian="12.25pt" style:font-weight-asian="normal" style:font-size-complex="14pt" style:font-weight-complex="normal"/>
    </style:style>
    <style:style style:name="T4" style:family="text">
      <style:text-properties style:font-name="Futura Std" fo:font-size="14pt" fo:font-weight="normal" officeooo:rsid="001ba1bf" style:font-size-asian="12.25pt" style:font-weight-asian="normal" style:font-size-complex="14pt" style:font-weight-complex="normal"/>
    </style:style>
    <style:style style:name="T5" style:family="text">
      <style:text-properties style:font-name="Futura Std" fo:font-size="14pt" fo:font-weight="normal" officeooo:rsid="001cc080" style:font-size-asian="12.25pt" style:font-weight-asian="normal" style:font-size-complex="14pt" style:font-weight-complex="normal"/>
    </style:style>
    <style:style style:name="T6" style:family="text">
      <style:text-properties style:font-name="Futura Std" fo:font-size="14pt" fo:font-weight="normal" officeooo:rsid="001be91c" style:font-size-asian="12.25pt" style:font-weight-asian="normal" style:font-size-complex="14pt" style:font-weight-complex="normal"/>
    </style:style>
    <style:style style:name="T7" style:family="text">
      <style:text-properties style:font-name="Futura Std" fo:font-size="14pt" fo:font-weight="normal" officeooo:rsid="001c4ac7" style:font-size-asian="12.25pt" style:font-weight-asian="normal" style:font-size-complex="14pt" style:font-weight-complex="normal"/>
    </style:style>
    <style:style style:name="T8" style:family="text">
      <style:text-properties style:font-name="Futura Std" fo:font-size="14pt" fo:font-weight="bold" officeooo:rsid="001c4ac7" style:font-size-asian="12.25pt" style:font-weight-asian="bold" style:font-size-complex="14pt" style:font-weight-complex="bold"/>
    </style:style>
    <style:style style:name="T9" style:family="text">
      <style:text-properties style:font-name="Futura Std" fo:font-size="14pt" style:text-underline-style="none" fo:font-weight="normal" style:font-size-asian="12.25pt" style:font-weight-asian="normal" style:font-size-complex="14pt" style:font-weight-complex="normal"/>
    </style:style>
    <style:style style:name="T10" style:family="text">
      <style:text-properties style:font-name="Futura Std" fo:font-size="14pt" style:text-underline-style="none" fo:font-weight="normal" officeooo:rsid="001ec0c7" style:font-size-asian="12.25pt" style:font-weight-asian="normal" style:font-size-complex="14pt" style:font-weight-complex="normal"/>
    </style:style>
    <style:style style:name="T11" style:family="text">
      <style:text-properties style:font-name="Futura Std" fo:font-size="14pt" style:text-underline-style="none" fo:font-weight="normal" officeooo:rsid="001cc080" style:font-size-asian="12.25pt" style:font-weight-asian="normal" style:font-size-complex="14pt" style:font-weight-complex="normal"/>
    </style:style>
    <style:style style:name="T12" style:family="text">
      <style:text-properties style:font-name="Futura Std" fo:font-size="14pt" style:text-underline-style="none" fo:font-weight="normal" officeooo:rsid="000f0909" style:font-size-asian="12.25pt" style:font-weight-asian="normal" style:font-size-complex="14pt" style:font-weight-complex="normal"/>
    </style:style>
    <style:style style:name="T13" style:family="text">
      <style:text-properties style:font-name="Futura Std" fo:font-size="14pt" style:text-underline-style="none" fo:font-weight="normal" officeooo:rsid="00109714" style:font-size-asian="12.25pt" style:font-weight-asian="normal" style:font-size-complex="14pt" style:font-weight-complex="normal"/>
    </style:style>
    <style:style style:name="T14" style:family="text">
      <style:text-properties style:font-name="Futura Std" fo:font-size="14pt" style:text-underline-style="none" fo:font-weight="normal" officeooo:rsid="00120a21" style:font-size-asian="12.25pt" style:font-weight-asian="normal" style:font-size-complex="14pt" style:font-weight-complex="normal"/>
    </style:style>
    <style:style style:name="T15" style:family="text">
      <style:text-properties style:font-name="Futura Std" fo:font-size="14pt" style:text-underline-style="none" fo:font-weight="normal" officeooo:rsid="0013284b" style:font-size-asian="12.25pt" style:font-weight-asian="normal" style:font-size-complex="14pt" style:font-weight-complex="normal"/>
    </style:style>
    <style:style style:name="T16" style:family="text">
      <style:text-properties style:font-name="Futura Std" fo:font-size="14pt" style:text-underline-style="none" fo:font-weight="normal" officeooo:rsid="001457d9" style:font-size-asian="12.25pt" style:font-weight-asian="normal" style:font-size-complex="14pt" style:font-weight-complex="normal"/>
    </style:style>
    <style:style style:name="T17" style:family="text">
      <style:text-properties style:font-name="Futura Std" fo:font-size="14pt" style:text-underline-style="none" fo:font-weight="normal" officeooo:rsid="0015afd5" style:font-size-asian="12.25pt" style:font-weight-asian="normal" style:font-size-complex="14pt" style:font-weight-complex="normal"/>
    </style:style>
    <style:style style:name="T18" style:family="text">
      <style:text-properties style:font-name="Futura Std" fo:font-size="14pt" style:text-underline-style="none" fo:font-weight="normal" officeooo:rsid="00231981" style:font-size-asian="12.25pt" style:font-weight-asian="normal" style:font-size-complex="14pt" style:font-weight-complex="normal"/>
    </style:style>
    <style:style style:name="T19" style:family="text">
      <style:text-properties style:font-name="Futura Std" fo:font-size="14pt" style:text-underline-style="none" fo:font-weight="normal" officeooo:rsid="0017015f" style:font-size-asian="12.25pt" style:font-weight-asian="normal" style:font-size-complex="14pt" style:font-weight-complex="normal"/>
    </style:style>
    <style:style style:name="T20" style:family="text">
      <style:text-properties style:font-name="Futura Std" fo:font-size="14pt" style:text-underline-style="none" fo:font-weight="normal" officeooo:rsid="0023d7e8" style:font-size-asian="12.25pt" style:font-weight-asian="normal" style:font-size-complex="14pt" style:font-weight-complex="normal"/>
    </style:style>
    <style:style style:name="T21" style:family="text">
      <style:text-properties style:font-name="Futura Std" fo:font-size="14pt" style:text-underline-style="none" fo:font-weight="normal" officeooo:rsid="0017258c" style:font-size-asian="12.25pt" style:font-weight-asian="normal" style:font-size-complex="14pt" style:font-weight-complex="normal"/>
    </style:style>
    <style:style style:name="T22" style:family="text">
      <style:text-properties style:font-name="Futura Std" fo:font-size="14pt" style:text-underline-style="none" fo:font-weight="normal" officeooo:rsid="0025c584" style:font-size-asian="12.25pt" style:font-weight-asian="normal" style:font-size-complex="14pt" style:font-weight-complex="normal"/>
    </style:style>
    <style:style style:name="T23" style:family="text">
      <style:text-properties style:font-name="Futura Std" fo:font-size="14pt" style:text-underline-style="none" fo:font-weight="normal" officeooo:rsid="00190227" style:font-size-asian="12.25pt" style:font-weight-asian="normal" style:font-size-complex="14pt" style:font-weight-complex="normal"/>
    </style:style>
    <style:style style:name="T24" style:family="text">
      <style:text-properties style:font-name="Futura Std" fo:font-size="14pt" style:text-underline-style="none" fo:font-weight="normal" officeooo:rsid="001a8f18" style:font-size-asian="12.25pt" style:font-weight-asian="normal" style:font-size-complex="14pt" style:font-weight-complex="normal"/>
    </style:style>
    <style:style style:name="T25" style:family="text">
      <style:text-properties style:font-name="Futura Std" fo:font-size="14pt" style:text-underline-style="none" fo:font-weight="normal" officeooo:rsid="001d49e9" style:font-size-asian="12.25pt" style:font-weight-asian="normal" style:font-size-complex="14pt" style:font-weight-complex="normal"/>
    </style:style>
    <style:style style:name="T26" style:family="text">
      <style:text-properties style:font-name="Futura Std" fo:font-size="14pt" style:text-underline-style="none" fo:font-weight="normal" officeooo:rsid="002e493c" style:font-size-asian="12.25pt" style:font-weight-asian="normal" style:font-size-complex="14pt" style:font-weight-complex="normal"/>
    </style:style>
    <style:style style:name="T27" style:family="text">
      <style:text-properties style:font-name="Futura Std" fo:font-size="14pt" style:text-underline-style="none" fo:font-weight="normal" officeooo:rsid="001e3d6e" style:font-size-asian="12.25pt" style:font-weight-asian="normal" style:font-size-complex="14pt" style:font-weight-complex="normal"/>
    </style:style>
    <style:style style:name="T28" style:family="text">
      <style:text-properties style:font-name="Futura Std" fo:font-size="14pt" style:text-underline-style="none" fo:font-weight="normal" officeooo:rsid="00212d6d" style:font-size-asian="12.25pt" style:font-weight-asian="normal" style:font-size-complex="14pt" style:font-weight-complex="normal"/>
    </style:style>
    <style:style style:name="T29" style:family="text">
      <style:text-properties style:font-name="Futura Std" fo:font-size="14pt" style:text-underline-style="none" fo:font-weight="normal" officeooo:rsid="0022a796" style:font-size-asian="12.25pt" style:font-weight-asian="normal" style:font-size-complex="14pt" style:font-weight-complex="normal"/>
    </style:style>
    <style:style style:name="T30" style:family="text">
      <style:text-properties style:font-name="Futura Std" fo:font-size="14pt" style:text-underline-style="none" fo:font-weight="normal" officeooo:rsid="00243178" style:font-size-asian="12.25pt" style:font-weight-asian="normal" style:font-size-complex="14pt" style:font-weight-complex="normal"/>
    </style:style>
    <style:style style:name="T31" style:family="text">
      <style:text-properties style:font-name="Futura Std" fo:font-size="14pt" style:text-underline-style="none" fo:font-weight="normal" officeooo:rsid="0023a541" style:font-size-asian="12.25pt" style:font-weight-asian="normal" style:font-size-complex="14pt" style:font-weight-complex="normal"/>
    </style:style>
    <style:style style:name="T32" style:family="text">
      <style:text-properties style:font-name="Futura Std" fo:font-size="14pt" style:text-underline-style="none" fo:font-weight="normal" officeooo:rsid="0026114d" style:font-size-asian="12.25pt" style:font-weight-asian="normal" style:font-size-complex="14pt" style:font-weight-complex="normal"/>
    </style:style>
    <style:style style:name="T33" style:family="text">
      <style:text-properties style:font-name="Futura Std" fo:font-size="14pt" style:text-underline-style="none" fo:font-weight="normal" officeooo:rsid="0027a464" style:font-size-asian="12.25pt" style:font-weight-asian="normal" style:font-size-complex="14pt" style:font-weight-complex="normal"/>
    </style:style>
    <style:style style:name="T34" style:family="text">
      <style:text-properties style:font-name="Futura Std" fo:font-size="14pt" style:text-underline-style="none" fo:font-weight="normal" officeooo:rsid="00286e75" style:font-size-asian="12.25pt" style:font-weight-asian="normal" style:font-size-complex="14pt" style:font-weight-complex="normal"/>
    </style:style>
    <style:style style:name="T35" style:family="text">
      <style:text-properties style:font-name="Futura Std" fo:font-size="14pt" style:text-underline-style="none" fo:font-weight="normal" officeooo:rsid="002a3137" style:font-size-asian="12.25pt" style:font-weight-asian="normal" style:font-size-complex="14pt" style:font-weight-complex="normal"/>
    </style:style>
    <style:style style:name="T36" style:family="text">
      <style:text-properties style:font-name="Futura Std" fo:font-size="14pt" style:text-underline-style="none" fo:font-weight="normal" officeooo:rsid="002538b2" style:font-size-asian="12.25pt" style:font-weight-asian="normal" style:font-size-complex="14pt" style:font-weight-complex="normal"/>
    </style:style>
    <style:style style:name="T37" style:family="text">
      <style:text-properties style:font-name="Futura Std" fo:font-size="14pt" style:text-underline-style="none" fo:font-weight="normal" officeooo:rsid="002acb5a" style:font-size-asian="12.25pt" style:font-weight-asian="normal" style:font-size-complex="14pt" style:font-weight-complex="normal"/>
    </style:style>
    <style:style style:name="T38" style:family="text">
      <style:text-properties style:font-name="Futura Std" fo:font-size="14pt" style:text-underline-style="none" fo:font-weight="normal" officeooo:rsid="002bc20f" style:font-size-asian="12.25pt" style:font-weight-asian="normal" style:font-size-complex="14pt" style:font-weight-complex="normal"/>
    </style:style>
    <style:style style:name="T39" style:family="text">
      <style:text-properties style:font-name="Futura Std" fo:font-size="14pt" style:text-underline-style="none" fo:font-weight="normal" officeooo:rsid="002c7203" style:font-size-asian="12.25pt" style:font-weight-asian="normal" style:font-size-complex="14pt" style:font-weight-complex="normal"/>
    </style:style>
    <style:style style:name="T40" style:family="text">
      <style:text-properties style:font-name="Futura Std" fo:font-size="14pt" style:text-underline-style="none" fo:font-weight="normal" officeooo:rsid="002f0aae" style:font-size-asian="12.25pt" style:font-weight-asian="normal" style:font-size-complex="14pt" style:font-weight-complex="normal"/>
    </style:style>
    <style:style style:name="T41" style:family="text">
      <style:text-properties style:font-name="Futura Std" fo:font-size="14pt" style:text-underline-style="none" fo:font-weight="normal" officeooo:rsid="003080fa" style:font-size-asian="12.25pt" style:font-weight-asian="normal" style:font-size-complex="14pt" style:font-weight-complex="normal"/>
    </style:style>
    <style:style style:name="T42" style:family="text">
      <style:text-properties style:font-name="Futura Std" fo:font-size="14pt" style:text-underline-style="none" fo:font-weight="bold" officeooo:rsid="001cc080" style:font-size-asian="12.25pt" style:font-weight-asian="bold" style:font-size-complex="14pt" style:font-weight-complex="bold"/>
    </style:style>
    <style:style style:name="T43" style:family="text">
      <style:text-properties style:font-name="Futura Std" fo:font-size="14pt" style:text-underline-style="none" fo:font-weight="bold" officeooo:rsid="001ec0c7" style:font-size-asian="12.25pt" style:font-weight-asian="bold" style:font-size-complex="14pt" style:font-weight-complex="bold"/>
    </style:style>
    <style:style style:name="T44" style:family="text">
      <style:text-properties style:font-name="Futura Std" fo:font-size="14pt" style:text-underline-style="none" fo:font-weight="bold" officeooo:rsid="000f0909" style:font-size-asian="12.25pt" style:font-weight-asian="bold" style:font-size-complex="14pt" style:font-weight-complex="bold"/>
    </style:style>
    <style:style style:name="T45" style:family="text">
      <style:text-properties style:font-name="Futura Std" fo:font-size="14pt" style:text-underline-style="none" fo:font-weight="bold" officeooo:rsid="00231981" style:font-size-asian="12.25pt" style:font-weight-asian="bold" style:font-size-complex="14pt" style:font-weight-complex="bold"/>
    </style:style>
    <style:style style:name="T46" style:family="text">
      <style:text-properties style:font-name="Futura Std" fo:font-size="14pt" style:text-underline-style="none" fo:font-weight="bold" officeooo:rsid="00120a21" style:font-size-asian="12.25pt" style:font-weight-asian="bold" style:font-size-complex="14pt" style:font-weight-complex="bold"/>
    </style:style>
    <style:style style:name="T47" style:family="text">
      <style:text-properties style:font-name="Futura Std" fo:font-size="14pt" style:text-underline-style="none" fo:font-weight="bold" officeooo:rsid="0015afd5" style:font-size-asian="12.25pt" style:font-weight-asian="bold" style:font-size-complex="14pt" style:font-weight-complex="bold"/>
    </style:style>
    <style:style style:name="T48" style:family="text">
      <style:text-properties style:font-name="Futura Std" fo:font-size="14pt" style:text-underline-style="none" fo:font-weight="bold" officeooo:rsid="0023d7e8" style:font-size-asian="12.25pt" style:font-weight-asian="bold" style:font-size-complex="14pt" style:font-weight-complex="bold"/>
    </style:style>
    <style:style style:name="T49" style:family="text">
      <style:text-properties style:font-name="Futura Std" fo:font-size="14pt" style:text-underline-style="none" fo:font-weight="bold" officeooo:rsid="0025c584" style:font-size-asian="12.25pt" style:font-weight-asian="bold" style:font-size-complex="14pt" style:font-weight-complex="bold"/>
    </style:style>
    <style:style style:name="T50" style:family="text">
      <style:text-properties style:font-name="Futura Std" fo:font-size="14pt" style:text-underline-style="solid" style:text-underline-width="auto" style:text-underline-color="font-color" fo:font-weight="normal" officeooo:rsid="002bc20f" style:font-size-asian="12.25pt" style:font-weight-asian="normal" style:font-size-complex="14pt" style:font-weight-complex="normal"/>
    </style:style>
    <style:style style:name="T51" style:family="text">
      <style:text-properties style:font-name="Futura Std" fo:font-weight="normal" style:font-weight-asian="normal" style:font-weight-complex="normal"/>
    </style:style>
    <style:style style:name="T52" style:family="text">
      <style:text-properties officeooo:rsid="000eff18"/>
    </style:style>
    <style:style style:name="T53" style:family="text">
      <style:text-properties officeooo:rsid="002038ff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09714" style:font-weight-asian="bold" style:font-weight-complex="bold"/>
    </style:style>
    <style:style style:name="T56" style:family="text">
      <style:text-properties officeooo:rsid="00109714"/>
    </style:style>
    <style:style style:name="T57" style:family="text">
      <style:text-properties officeooo:rsid="00120a21"/>
    </style:style>
    <style:style style:name="T58" style:family="text">
      <style:text-properties officeooo:rsid="0017258c"/>
    </style:style>
    <style:style style:name="T59" style:family="text">
      <style:text-properties officeooo:rsid="001d49e9"/>
    </style:style>
    <style:style style:name="T60" style:family="text">
      <style:text-properties officeooo:rsid="001d63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CESS-CHAIN</text:p>
      <text:p text:style-name="P14"><text:span text:style-name="T2">Il progetto, come scritto da consegna, consiste nel far gestire ai processi del computer un sistema di transazioni di denaro attraverso </text:span><text:span text:style-name="T3">un </text:span><text:span text:style-name="T2">“libro mastro” virtuale.</text:span></text:p>
      <text:p text:style-name="P1"/>
      <text:p text:style-name="P11">COMPILAZIONE</text:p>
      <text:p text:style-name="P2">Per compilare il programma si è scelto di utilizzare un makefile, cioè uno script, che collega tra di loro le dipendenze dei vari file, li compila, li esegue ed in fine elimina i file oggetto creati per l’esecuzione. L’intero programma inizia dall’esecuzione del Master (file “Master.c”).</text:p>
      <text:p text:style-name="P2"/>
      <text:p text:style-name="P11">INIZIALIZZAZIONE</text:p>
      <text:p text:style-name="P2">Si è deciso di utilizzare <text:span text:style-name="T58">cinque</text:span> <text:span text:style-name="T54">memorie condivise</text:span> per il funzionamento del codice.</text:p>
      <text:p text:style-name="P2">Queste a<text:span text:style-name="T52">ree serviranno per consentire l’accesso (in scrittura o in lettura) dei dati da parte dei diversi processi.</text:span></text:p>
      <text:p text:style-name="P3">Ognuna di esse viene allocata all’inizio con una dimensione ben definita, queste sono:</text:p>
      <text:list xml:id="list380916375" text:style-name="L1">
        <text:list-item>
          <text:p text:style-name="P27"><text:span text:style-name="T12">La memoria condivisa del </text:span><text:span text:style-name="T42">libro mastro</text:span><text:span text:style-name="T11"> </text:span><text:span text:style-name="T12">dove verranno salvate le transazioni effettuate dai processi utenti. Tutti possono accederci in lettura o in scrittura e non è previsto l’accesso in mutua esclusione per quest’area.</text:span></text:p>
        </text:list-item>
        <text:list-item>
          <text:p text:style-name="P27"><text:span text:style-name="T10">L</text:span><text:span text:style-name="T12">a memoria condivisa per l’</text:span><text:span text:style-name="T43">indice del libro mastro</text:span><text:span text:style-name="T10"> </text:span><text:span text:style-name="T12">sarà l’indice che indicherà la riga del libro mastro alla quale si è arrivati a scrivere. Quest’area sarà accessa in mutua esclusione dai nodi per la scrittura così da non poter permettere a più processi di modificare l’indice contemporaneamente. La lettura servirà anche per stabilire quando l’indice raggiungerà il valore di SO_REGISTRY_SIZE.</text:span></text:p>
        </text:list-item>
      </text:list>
      <text:p text:style-name="P32"/>
      <text:p text:style-name="P17"><text:span text:style-name="T9">Come scelta progettuale è stato deciso, per le tre aree condivise successive, di utilizzare la posizione zero della memoria condivisa per contenere il numero di utenti e di nodi creati e le restanti celle per contenere i dati di ognuno di questi. </text:span><text:span text:style-name="T14">I seguenti frammenti di memoria condivisa verranno popolati direttamente dal master:</text:span></text:p>
      <text:list xml:id="list112051626418439" text:continue-numbering="true" text:style-name="L1">
        <text:list-item>
          <text:p text:style-name="P27"><text:span text:style-name="T10">La </text:span><text:span text:style-name="T12">memoria condivisa contenente la </text:span><text:span text:style-name="T43">lista </text:span><text:span text:style-name="T44">dei nodi </text:span><text:span text:style-name="T13">servirà per </text:span><text:span text:style-name="T14">consentire</text:span><text:span text:style-name="T13"> la scelta del nodo, </text:span><text:span text:style-name="T14">e/</text:span><text:span text:style-name="T13">o quello che nella traccia viene definito “amico del nodo”, a cui inviare transazioni.</text:span></text:p>
        </text:list-item>
        <text:list-item>
          <text:p text:style-name="P33"><text:span text:style-name="T53">L</text:span>a <text:span text:style-name="T56">memoria condivisa contenente la </text:span><text:span text:style-name="T55">l</text:span><text:span text:style-name="T54">ista </text:span><text:span text:style-name="T55">degli </text:span><text:span text:style-name="T54">utenti </text:span><text:span text:style-name="T56">servirà al master per essere a conoscenza dello stato dei figli e a questi per poter sapere </text:span><text:soft-page-break/><text:span text:style-name="T56">a chi è possibile inviare ulteriori transazioni. In questo caso i processi nodo non si attaccheranno a questo frammento di memoria perché per loro non è necessario conoscere le informazioni riguardanti </text:span><text:span text:style-name="T57">gli utenti</text:span><text:span text:style-name="T56">.</text:span></text:p>
        </text:list-item>
        <text:list-item>
          <text:p text:style-name="P34">La memoria condivisa contenente la <text:span text:style-name="T54">lista dei nodi amici </text:span><text:span text:style-name="T57">servirà per indicare quali saranno gli eventuali “amici” del nodo i-esimo, così da consentirne le eventuali transazioni.</text:span></text:p>
        </text:list-item>
      </text:list>
      <text:p text:style-name="P4"/>
      <text:p text:style-name="P18"><text:span text:style-name="T14">Per la comunicazione delle transazioni dai processi utente ai processi nodo verrà utilizzata una </text:span><text:span text:style-name="T46">coda di messagg</text:span><text:span text:style-name="T47">i.</text:span></text:p>
      <text:p text:style-name="P19"><text:span text:style-name="T15">L’</text:span><text:span text:style-name="T16">ID delle code di messaggi sarà inserito all’interno della memoria condivisa contenente la lista dei nodi, quindi ogni coda </text:span><text:span text:style-name="T17">di messaggi</text:span><text:span text:style-name="T16"> corrisponderà ad un nodo.</text:span></text:p>
      <text:p text:style-name="P13"/>
      <text:p text:style-name="P20"><text:span text:style-name="T18">Per la sincronizzazione del programma utilizziamo </text:span><text:span text:style-name="T19">tre</text:span><text:span text:style-name="T18"> set di </text:span><text:span text:style-name="T45">semafori</text:span><text:span text:style-name="T18">, creati tutti nel Master. </text:span><text:span text:style-name="T19">Uno è di tipo binario</text:span><text:span text:style-name="T18">, </text:span><text:span text:style-name="T20">o “mutex”</text:span><text:span text:style-name="T18">, quindi che consentono ai processi di sincronizzarsi per poter lavorare in mutua esclusione evitando che accedano contemporaneamente alla stessa area di memoria </text:span><text:span text:style-name="T20">condivisa. </text:span><text:span text:style-name="T17">I restanti</text:span><text:span text:style-name="T18"> sono </text:span><text:span text:style-name="T20">contati</text:span><text:span text:style-name="T18">, </text:span><text:span text:style-name="T20">quindi consentono a n-processi contemporaneamente di accedere ad un area di memoria condivisa, ma non più di n.</text:span></text:p>
      <text:p text:style-name="P5">Questi sono:</text:p>
      <text:list xml:id="list3699355585" text:style-name="L2">
        <text:list-item>
          <text:p text:style-name="P28"><text:span text:style-name="T45">Semaforo per </text:span><text:span text:style-name="T48">il risveglio di tutti i processi</text:span><text:span text:style-name="T20">, </text:span><text:span text:style-name="T21">verrà</text:span><text:span text:style-name="T22"> utilizzato con la semop a zero per attendere che da SO_USERS_NUM e SO_NODES_NUM arrivi al valore di zero, quindi ogni processo creato decrementerà di </text:span><text:span text:style-name="T21">uno</text:span><text:span text:style-name="T22"> il semaforo, fino a quel momento nessun processo inizierà a lavorare. Questo è un semaforo di tipo contato. (Prima creo i processi nodo, dopo i processi utente).</text:span></text:p>
        </text:list-item>
        <text:list-item>
          <text:p text:style-name="P28"><text:span text:style-name="T49">Semaforo per l’accesso alla coda di messaggi</text:span><text:span text:style-name="T22">, </text:span><text:span text:style-name="T21">servirà</text:span><text:span text:style-name="T22"> per garantire che per ogni coda di messaggi che corrisponderà ad un nodo non vengano scritte più di SO_BLOCK_SIZE-1 transazioni, che verranno trasferite alla transation pool locale del nodo per essere processato. In questo caso la coda di messaggi è il tramite tra i processi utente e i processi nodo. Il semaforo viene decrementato ogni transazione ricevuta dal nodo. Anche questo è un semaforo di tipo contato.</text:span></text:p>
        </text:list-item>
        <text:list-item>
          <text:p text:style-name="P28"><text:span text:style-name="T49">Semaforo per l’accesso all’indice del libro mastro</text:span><text:span text:style-name="T22">, questo </text:span><text:span text:style-name="T21">servirà</text:span><text:span text:style-name="T22"> per far</text:span><text:span text:style-name="T21">e in modo</text:span><text:span text:style-name="T22"> che un solo nodo per volta incrementi il valore dell’indice della riga del libro mastro alla quale il nodo i-esimo è arrivato a scrivere. Questo è un semaforo di tipo “mutex”.</text:span></text:p>
        </text:list-item>
      </text:list>
      <text:p text:style-name="P35"><text:soft-page-break/></text:p>
      <text:p text:style-name="P15"><text:span text:style-name="T51">Le </text:span><text:span text:style-name="T1">variabili locali</text:span><text:span text:style-name="T51"> utilizzate servono solamente al processo che sta eseguendo, non possono essere utilizzate esternamente.</text:span></text:p>
      <text:p text:style-name="P35"/>
      <text:p text:style-name="P16"><text:span text:style-name="T7">Per </text:span><text:span text:style-name="T8">l’assegnazione dei valori alle variabili</text:span><text:span text:style-name="T7"> è stato scelto di usare </text:span><text:span text:style-name="T4">una funzione che “parsifica” </text:span><text:span text:style-name="T6">le stringhe</text:span><text:span text:style-name="T4"> riconoscendo i token come i nomi delle variabili, il delimitatore, che sarebbe il carattere “=”, e il numero da assegnargli, </text:span><text:span text:style-name="T6">che verrà convertito con la funzione atoi() da carattere ad intero.<text:line-break/>Questi campi devono essere riempiti </text:span><text:span text:style-name="T5">a tempo di esecuzione</text:span><text:span text:style-name="T6">, </text:span><text:span text:style-name="T5">quindi dopo che il programma è stato avviato tramite un input, come un file, variabili d’ambiente, stdin (input da tastiera), etc…</text:span></text:p>
      <text:p text:style-name="P7">I parametri: SO_BLOCK_SIZE e SO_TP_SIZE, invece, verranno letti a tempo di compilazione, questo significa che il compilatore conoscerà e sostituirà il valore di quelle variabili all’interno del programma prima della sua esecuzione.</text:p>
      <text:p text:style-name="P35"/>
      <text:p text:style-name="P36">CREAZIONE FIGLI</text:p>
      <text:p text:style-name="P21"><text:span text:style-name="T21">Per la creazione dei processi figli, il master, si servirà di due cicli “for”, dove eseguirà una fork() ad ogni passo, ma i processi saranno bloccati dal semaforo per la </text:span><text:span text:style-name="T23">loro</text:span><text:span text:style-name="T21"> </text:span><text:span text:style-name="T23">sincronizzazione così da consentirgli di iniziare ad eseguire nello </text:span><text:span text:style-name="T24">stesso </text:span><text:span text:style-name="T23">momento. Da qui partirà anche il conteggio del tempo per </text:span><text:span text:style-name="T24">la simulazione</text:span><text:span text:style-name="T23"> che verrà, eventualmente, interrotto dalla funzione di alarm(), </text:span><text:span text:style-name="T24">che verrà gestita dall’handler che sarà impostato a scattare alla ricezione del segnale di SIGALARM</text:span></text:p>
      <text:p text:style-name="P37"/>
      <text:p text:style-name="P12">CICLO DI VITA DEL MASTER</text:p>
      <text:p text:style-name="P21"><text:span text:style-name="T25">Il ciclo vita del processo master è contenuto all’interno di un ciclo while, dove ogni secondo</text:span><text:span text:style-name="T26">:</text:span></text:p>
      <text:list xml:id="list1639728911" text:style-name="L3">
        <text:list-item>
          <text:p text:style-name="P38">controlla che l’indice del libro mastro <text:span text:style-name="T59">(contenuto in memoria condivisa)</text:span> non abbia raggiunto la dimensione massima del libro mastro, in tal caso con la funzione raise(SIGALARM) fa scattare l’handler che terminerà la simulazione;</text:p>
        </text:list-item>
        <text:list-item>
          <text:p text:style-name="P38">stampa la situazione dei figli (bu<text:span text:style-name="T59">d</text:span>get, figli vivi etc…);</text:p>
        </text:list-item>
        <text:list-item>
          <text:p text:style-name="P38">con la funzione waitpid() verifica <text:span text:style-name="T60">la terminazione dei figli decrementando il contatore locale sino ad arrivare ad avere un solo processo utente, a questo punto il master farà scattare</text:span> l’handler, sempre con la funzione raise(SIGALARM), per terminare la simulazione;</text:p>
        </text:list-item>
        <text:list-item>
          <text:p text:style-name="P39"><text:soft-page-break/>stampa il risultato finale del libro mastro con eventuale motivo di terminazione;</text:p>
        </text:list-item>
        <text:list-item>
          <text:p text:style-name="P39">dealloca tutte le memorie condivise, code di messaggi e semafori istanziati all’inizio e termina.</text:p>
        </text:list-item>
      </text:list>
      <text:p text:style-name="P6">Per mantenere il master nel suo ciclo è stata usata una variabile “master” con assegnato il valore MASTER_CONTINUE = 1 e MASTER_STOP = 0.</text:p>
      <text:p text:style-name="P6"/>
      <text:p text:style-name="P9">TRANSAZIONI</text:p>
      <text:p text:style-name="P23"><text:span text:style-name="T29">Le transazioni saranno gestite con una struct chiamata, appunto, “trasazione”, che conterrà i campi richiesti. Ogni struct verrà inviata dagli utenti alla coda del messaggio corrispondente al nodo interessato, che la raccoglierà e la inserirà nella propria transaction pool locale, decrementando il semaforo per il conteggio del suo riempimento di uno. Quando il semaforo </text:span><text:span text:style-name="T30">impostato con la</text:span><text:span text:style-name="T31"> NOWAIT </text:span><text:span text:style-name="T29">raggiungerà il valore di zero il nodo che cercherà di inviare una transazione </text:span><text:span text:style-name="T30">riceverà un errore nella msgsnd e farà una prova per inviare una nuova transazione.</text:span></text:p>
      <text:p text:style-name="P40">Quando il nodo riuscirà a riempire un blocco di transazioni le scriverà sul libro mastro liberando il semaforo di SO_BLOCK_SIZE – 1.</text:p>
      <text:p text:style-name="P40"/>
      <text:p text:style-name="P10">FUNZIONI SORTEGGIO RANDOM</text:p>
      <text:p text:style-name="P25"><text:span text:style-name="T9">All’interno delle funzioni per il sorteggio di valori casuali, per la funzione srand(), è stato utilizzato il valore del tempo attuale in nanosecondi (che </text:span><text:span text:style-name="T32">siccome</text:span><text:span text:style-name="T9"> restituisce un long</text:span><text:span text:style-name="T32"> viene convertito in int scartando </text:span><text:span text:style-name="T9">le cifre più significative) perché, per un migliore funzionamento, è necessario un valore che cambi ad ogni chiamata.</text:span></text:p>
      <text:p text:style-name="P9"/>
      <text:p text:style-name="P9">CICLO VITA PROCESSI UTENTE</text:p>
      <text:p text:style-name="P10">Il processo utente utilizzerà una execpl passando tutti i parametri necessari dal file del master al proprio file di esecuzione.</text:p>
      <text:p text:style-name="P10">Come per il master, anche il processo utente userà un ciclo while con una variabile “utente” impostata a UTENTE_CONTINUE (che equivale al valore 1), all’interno del quale farà:</text:p>
      <text:list xml:id="list357406123" text:style-name="L4">
        <text:list-item>
          <text:p text:style-name="P42">Il calcolo del proprio budget dove controllerà di aver ricevuto transazioni e nel caso incrementandole.</text:p>
        </text:list-item>
        <text:list-item>
          <text:p text:style-name="P43">L’estrazione casuale di un altro processo utente che riceverà la transazione.</text:p>
        </text:list-item>
        <text:list-item>
          <text:p text:style-name="P29"><text:soft-page-break/><text:span text:style-name="T33">L’estrazione casuale di un</text:span><text:span text:style-name="T34">a coda di messaggi appartenente al nodo che dovrà processare la transazione.</text:span></text:p>
        </text:list-item>
        <text:list-item>
          <text:p text:style-name="P51"><text:span text:style-name="T34">D</text:span><text:span text:style-name="T9">ecrementerà il semaforo per l’accesso alla coda di messaggi.</text:span></text:p>
        </text:list-item>
        <text:list-item>
          <text:p text:style-name="P44">Grazie ad una funzione random sorteggerà un valore per la quantità e compilerà la struct che verrà poi spedita tramite una msgsnd() alla coda di messaggi estratta.</text:p>
        </text:list-item>
        <text:list-item>
          <text:p text:style-name="P51"><text:span text:style-name="T9">In caso di fallimento per mancanza di budget o per aver trovato la transaction pool piena SO_RETRY volte la variabile del master viene convertita in UTENTE_STOP (che equivale a zero) che causerà l’uscita dal ciclo di vita con conseguente </text:span><text:span text:style-name="T35">cambiamento del proprio stato nella memoria condivisa contenente la lista degli utenti in USER_KO e la </text:span><text:span text:style-name="T9">deallocazione delle risorse condivise utilizzate.</text:span></text:p>
        </text:list-item>
      </text:list>
      <text:p text:style-name="P45"/>
      <text:p text:style-name="P46">CICLO DI VITA DEL NODO</text:p>
      <text:p text:style-name="P24"><text:span text:style-name="T36">l processo </text:span><text:span text:style-name="T37">nodo</text:span><text:span text:style-name="T36"> utilizzerà una execpl passando tutti i parametri necessari dal file del master al proprio file di esecuzione.</text:span></text:p>
      <text:p text:style-name="P24"><text:span text:style-name="T36">Come per il master, anche il processo </text:span><text:span text:style-name="T37">nodo</text:span><text:span text:style-name="T36"> userà un ciclo while con una variabile “</text:span><text:span text:style-name="T37">nodo</text:span><text:span text:style-name="T36">” impostata a </text:span><text:span text:style-name="T37">NODO</text:span><text:span text:style-name="T36">_CONTINUE (che equivale al valore 1), all’interno del quale farà:</text:span></text:p>
      <text:list xml:id="list2543183183" text:style-name="L5">
        <text:list-item>
          <text:p text:style-name="P30"><text:span text:style-name="T36">l</text:span><text:span text:style-name="T38">a ricezione dei messaggi </text:span><text:span text:style-name="T50">non</text:span><text:span text:style-name="T38"> bloccante </text:span><text:span text:style-name="T39">che prende ogni messaggio che riesce a prelevare e lo salva nella transaction pool locale, incrementando gli indici che indicano il riempimento di quest’ultima e del blocco da inviare al libro mastro.</text:span></text:p>
        </text:list-item>
        <text:list-item>
          <text:p text:style-name="P52"><text:span text:style-name="T39">A</text:span><text:span text:style-name="T9">ppena possibile riempie un blocco da inviare sul libro mastro sommando i reward di tutte le transazioni per l’ultimo blocco che conterrà solo i valori di reward.</text:span></text:p>
        </text:list-item>
        <text:list-item>
          <text:p text:style-name="P47">Riservo il semaforo che controlla l’accesso alla memoria condivisa dell’indice del libro mastro e lo incremento, poi rilascio subito il semaforo.</text:p>
        </text:list-item>
        <text:list-item>
          <text:p text:style-name="P47">Scrivo sul libro mastro il blocco preparato e rilascio il semaforo di SO_BLOCK_SIZE-1 per consentire al nodo di poter ricevere nuove transazioni.</text:p>
        </text:list-item>
        <text:list-item>
          <text:p text:style-name="P48">Aggiorno gli indici delle variabili locali e il budget del nodo che dovrà poi essere stampato.</text:p>
        </text:list-item>
        <text:list-item>
          <text:p text:style-name="P48">Quando riceverà un segnale di SIGUSR1 cambierà lo stato della variabile locale “nodo” in NODE_STOP uscendo dal ciclo e deallocando le memorie condivise utilizzate.</text:p>
        </text:list-item>
      </text:list>
      <text:p text:style-name="P46"><text:soft-page-break/></text:p>
      <text:p text:style-name="P50">SEGNALI</text:p>
      <text:p text:style-name="P49">Si è deciso che il segnale per la creazione della transazione manualmente sarà SIGUSR2 mentre quello per la terminazione dei processi è SIGUSR1.</text:p>
      <text:p text:style-name="P31"><text:span text:style-name="T40">All’inizio di ogni processo viene settato l’handler del segnale desiderato al valore da attendere, quando il segnale </text:span><text:span text:style-name="T41">atteso viene ricevuto viene eseguito l’handler che effettuerà le operazioni definite.</text:span></text:p>
      <text:p text:style-name="P53"><text:span text:style-name="T41">N</text:span><text:span text:style-name="T9">el caso di SIGUSR2 sceglierà un utente alla quale farà effettuare un invio “straordinario”, nel caso di SIGALARM concluderà la simulazione mandando un segnale di SIGUSR1 ai processi per terminarli</text:span></text:p>
      <text:p text:style-name="P6"/>
      <text:p text:style-name="P8">FINE DELLA SIMULAZIONE</text:p>
      <text:p text:style-name="P22"><text:span text:style-name="T27">Una volta scattato l’handler, quindi sapendo che è avvenuto un evento di terminazione del programma, eseguiamo prima la terminazione dei processi ancora in vita </text:span><text:span text:style-name="T28">che deallocheranno le risorse utilizzate </text:span><text:span text:style-name="T27">e successivamente, </text:span><text:span text:style-name="T28">il master, deallocherà ed eliminerà </text:span><text:span text:style-name="T27">le memorie condivise e i semafori allocati </text:span><text:span text:style-name="T28">inizialmente</text:span><text:span text:style-name="T2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utura LT Pro Book" svg:font-family="'Futura LT Pro Book'" style:font-pitch="variable"/>
    <style:font-face style:name="Futura Std" svg:font-family="'Futura Std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37:07.016046719</meta:creation-date>
    <dc:date>2021-12-31T11:20:42.397318124</dc:date>
    <meta:editing-duration>PT1H25M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6" meta:paragraph-count="63" meta:word-count="1728" meta:character-count="11046" meta:non-whitespace-character-count="9405"/>
  </office:meta>
</office:document-meta>
</file>